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6394a"/>
    </style:style>
    <style:style style:name="P2" style:family="paragraph" style:parent-style-name="Preformatted_20_Text">
      <style:paragraph-properties fo:orphans="1" style:writing-mode="lr-tb"/>
      <style:text-properties officeooo:paragraph-rsid="0006394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63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Refining Turbulence Analysis with Wave Gyroscopes, Oscillatory Nodes, and Local Fields</text:span></text:p>
      <text:p text:style-name="P2"/>
      <text:p text:style-name="P2"><text:span text:style-name="Source_20_Text"># Define a function to model turbulence as gyroscopic oscillations and field interactions</text:span></text:p>
      <text:p text:style-name="P2"><text:span text:style-name="Source_20_Text">def turbulence_gyroscopic_nodes(x, t, A=1, k=2*np.pi/10, omega=2*np.pi/5, gyroscope_factor=0.5):</text:span></text:p>
      <text:p text:style-name="P2"><text:span text:style-name="Source_20_Text"><text:s text:c="4"/>"""Models turbulence as structured gyroscopic oscillations and local field interactions."""</text:span></text:p>
      <text:p text:style-name="P2"><text:span text:style-name="Source_20_Text"><text:s text:c="4"/>return A * np.sin(k * x - omega * t) * np.cos(gyroscope_factor * omega * t) * np.exp(-0.01 * x)</text:span></text:p>
      <text:p text:style-name="P2"/>
      <text:p text:style-name="P2"><text:span text:style-name="Source_20_Text"># Compute turbulence field with gyroscopic effects</text:span></text:p>
      <text:p text:style-name="P2"><text:span text:style-name="Source_20_Text">Z_turbulence = turbulence_gyroscopic_nodes(X_fluid, T_fluid)</text:span></text:p>
      <text:p text:style-name="P2"/>
      <text:p text:style-name="P2"><text:span text:style-name="Source_20_Text"># Compute turbulence intensity with gyroscopic and oscillatory field structuring</text:span></text:p>
      <text:p text:style-name="P2"><text:span text:style-name="Source_20_Text">turbulence_gradient_x = np.gradient(Z_turbulence, axis=0) <text:s/># Spatial gradient</text:span></text:p>
      <text:p text:style-name="P2"><text:span text:style-name="Source_20_Text">turbulence_gradient_t = np.gradient(Z_turbulence, axis=1) <text:s/># Temporal gradient</text:span></text:p>
      <text:p text:style-name="P2"/>
      <text:p text:style-name="P2"><text:span text:style-name="Source_20_Text"># Compute total structured turbulence field</text:span></text:p>
      <text:p text:style-name="P2"><text:span text:style-name="Source_20_Text">structured_turbulence_field = np.sqrt(turbulence_gradient_x**2 + turbulence_gradient_t**2)</text:span></text:p>
      <text:p text:style-name="P2"/>
      <text:p text:style-name="P2"><text:span text:style-name="Source_20_Text"># Plot refined turbulence field with gyroscopic nodes and local field interactions</text:span></text:p>
      <text:p text:style-name="P2"><text:span text:style-name="Source_20_Text">plt.figure(figsize=(10, 6))</text:span></text:p>
      <text:p text:style-name="P2"><text:span text:style-name="Source_20_Text">plt.contourf(X_fluid, T_fluid, structured_turbulence_field, cmap="viridis", levels=50)</text:span></text:p>
      <text:p text:style-name="P2"><text:span text:style-name="Source_20_Text">plt.colorbar(label="Structured Turbulence Intensity (Oscillatory Field)")</text:span></text:p>
      <text:p text:style-name="P2"><text:span text:style-name="Source_20_Text">plt.title("Collatz-Octave Model: Structured Turbulence with Gyroscopic Nodes and Local Fields")</text:span></text:p>
      <text:p text:style-name="P2"><text:span text:style-name="Source_20_Text">plt.xlabel("Space (Wave Amplitude)")</text:span></text:p>
      <text:p text:style-name="P2"><text:span text:style-name="Source_20_Text">plt.ylabel("Time (Wave Frequenc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16:10.084247362</meta:creation-date>
    <dc:date>2025-02-09T05:29:30.584589670</dc:date>
    <meta:editing-duration>PT13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51" meta:character-count="1397" meta:non-whitespace-character-count="1256"/>
  </office:meta>
</office:document-meta>
</file>